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arn English By Samples</text:p>
      <text:p text:style-name="Standard"/>
      <text:p text:style-name="Standard">The aim of the project is to create a tool that could help learning English. It intends to simplify memorizing new worlds by presenting samples of senten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re Krassov</meta:initial-creator>
    <meta:creation-date>2017-12-26T13:58:10.81</meta:creation-date>
    <meta:document-statistic meta:table-count="0" meta:image-count="0" meta:object-count="0" meta:page-count="1" meta:paragraph-count="2" meta:word-count="31" meta:character-count="181"/>
    <dc:date>2017-12-26T14:40:38.54</dc:date>
    <dc:creator>Alexandre Krassov</dc:creator>
    <meta:editing-duration>PT27M17S</meta:editing-duration>
    <meta:editing-cycles>1</meta:editing-cycles>
    <meta:generator>OpenOffice/4.1.1$Win32 OpenOffice.org_project/411m6$Build-9775</meta:generator>
  </office:meta>
</office:document-meta>
</file>